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F000003CF4B4A1CCB5D58ED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6174" officeooo:paragraph-rsid="00106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132cm" svg:y="2.937cm" svg:width="17cm" svg:height="8.636cm" draw:z-index="0"><draw:image xlink:href="Pictures/100000000000077F000003CF4B4A1CCB5D58EDF7.png" xlink:type="simple" xlink:show="embed" xlink:actuate="onLoad" loext:mime-type="image/x-vclgraphic"/></draw:frame>Arnau Campma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2:09:06.289986221</meta:creation-date>
    <dc:date>2019-11-18T22:12:56.167413461</dc:date>
    <meta:editing-duration>PT2M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4" meta:non-whitespace-character-count="13"/>
  </office:meta>
</office:document-meta>
</file>